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07188f" officeooo:paragraph-rsid="0007188f"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0ee209" officeooo:paragraph-rsid="000ee209"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ee209" officeooo:paragraph-rsid="0020f8fa"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ee209" officeooo:paragraph-rsid="0021c3fe"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1a427" officeooo:paragraph-rsid="0011a42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1a427" officeooo:paragraph-rsid="0013285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1a427" officeooo:paragraph-rsid="0020f8f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3abe8" officeooo:paragraph-rsid="0013abe8" style:font-size-asian="10.5pt" style:font-weight-asian="normal" style:font-size-complex="12pt" style:font-weight-complex="normal"/>
    </style:style>
    <style:style style:name="P9" style:family="paragraph" style:parent-style-name="Standard">
      <style:text-properties officeooo:rsid="001670ba" officeooo:paragraph-rsid="001d039d"/>
    </style:style>
    <style:style style:name="P10" style:family="paragraph" style:parent-style-name="Standard">
      <style:text-properties officeooo:rsid="0019365b" officeooo:paragraph-rsid="001d039d"/>
    </style:style>
    <style:style style:name="P11" style:family="paragraph" style:parent-style-name="Standard">
      <style:text-properties officeooo:rsid="00197327" officeooo:paragraph-rsid="001d039d"/>
    </style:style>
    <style:style style:name="P12" style:family="paragraph" style:parent-style-name="Standard">
      <style:text-properties officeooo:rsid="00198637" officeooo:paragraph-rsid="001d039d"/>
    </style:style>
    <style:style style:name="P13" style:family="paragraph" style:parent-style-name="Standard" style:list-style-name="L1">
      <style:paragraph-properties fo:text-align="start" style:justify-single-word="false"/>
      <style:text-properties fo:font-size="12pt" fo:font-weight="normal" officeooo:rsid="000727a6" officeooo:paragraph-rsid="000727a6" style:font-size-asian="10.5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fo:font-size="12pt" fo:font-weight="normal" officeooo:rsid="000727a6" officeooo:paragraph-rsid="000b3771" style:font-size-asian="10.5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fo:font-size="12pt" fo:font-weight="normal" officeooo:rsid="000727a6" officeooo:paragraph-rsid="000c368f" style:font-size-asian="10.5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fo:font-size="12pt" fo:font-weight="normal" officeooo:rsid="00077a69" officeooo:paragraph-rsid="000c368f" style:font-size-asian="10.5pt" style:font-weight-asian="normal" style:font-size-complex="12pt" style:font-weight-complex="normal"/>
    </style:style>
    <style:style style:name="P17" style:family="paragraph" style:parent-style-name="Standard" style:list-style-name="L1">
      <style:paragraph-properties fo:text-align="start" style:justify-single-word="false"/>
      <style:text-properties fo:font-size="12pt" fo:font-weight="normal" officeooo:rsid="0008ed6f" officeooo:paragraph-rsid="000e8499" style:font-size-asian="10.5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fo:font-size="12pt" fo:font-weight="normal" officeooo:rsid="0008ed6f" officeooo:paragraph-rsid="000c368f" style:font-size-asian="10.5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fo:font-size="12pt" fo:font-weight="normal" officeooo:rsid="00091446" officeooo:paragraph-rsid="000c368f" style:font-size-asian="10.5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fo:font-size="12pt" fo:font-weight="normal" officeooo:rsid="000984ee" officeooo:paragraph-rsid="000e8499" style:font-size-asian="10.5pt" style:font-weight-asian="normal" style:font-size-complex="12pt" style:font-weight-complex="normal"/>
    </style:style>
    <style:style style:name="P21" style:family="paragraph" style:parent-style-name="Standard" style:list-style-name="L1">
      <style:paragraph-properties fo:text-align="start" style:justify-single-word="false"/>
      <style:text-properties fo:font-size="12pt" fo:font-weight="normal" officeooo:rsid="000a5e8d" officeooo:paragraph-rsid="000c368f" style:font-size-asian="10.5pt" style:font-weight-asian="normal" style:font-size-complex="12pt" style:font-weight-complex="normal"/>
    </style:style>
    <style:style style:name="P22" style:family="paragraph" style:parent-style-name="Standard" style:list-style-name="L1">
      <style:paragraph-properties fo:text-align="start" style:justify-single-word="false"/>
      <style:text-properties fo:font-size="12pt" fo:font-weight="normal" officeooo:rsid="000a5e8d" officeooo:paragraph-rsid="000ca088" style:font-size-asian="10.5pt" style:font-weight-asian="normal" style:font-size-complex="12pt" style:font-weight-complex="normal"/>
    </style:style>
    <style:style style:name="P23" style:family="paragraph" style:parent-style-name="Standard" style:list-style-name="L1">
      <style:paragraph-properties fo:text-align="start" style:justify-single-word="false"/>
      <style:text-properties fo:font-size="12pt" fo:font-weight="normal" officeooo:rsid="000c368f" officeooo:paragraph-rsid="000c368f" style:font-size-asian="10.5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fo:font-size="12pt" fo:font-weight="normal" officeooo:rsid="000c368f" officeooo:paragraph-rsid="000ca088" style:font-size-asian="10.5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fo:font-size="12pt" fo:font-weight="normal" officeooo:rsid="000aa07a" officeooo:paragraph-rsid="000ca088" style:font-size-asian="10.5pt" style:font-weight-asian="normal" style:font-size-complex="12pt" style:font-weight-complex="normal"/>
    </style:style>
    <style:style style:name="P26" style:family="paragraph" style:parent-style-name="Standard" style:list-style-name="L1">
      <style:paragraph-properties fo:text-align="start" style:justify-single-word="false"/>
      <style:text-properties fo:font-size="12pt" fo:font-weight="normal" officeooo:rsid="000ca088" officeooo:paragraph-rsid="000ca088" style:font-size-asian="10.5pt" style:font-weight-asian="normal" style:font-size-complex="12pt" style:font-weight-complex="normal"/>
    </style:style>
    <style:style style:name="P27" style:family="paragraph" style:parent-style-name="Standard" style:list-style-name="L1">
      <style:paragraph-properties fo:text-align="start" style:justify-single-word="false"/>
      <style:text-properties fo:font-size="12pt" fo:font-weight="normal" officeooo:rsid="000e48e1" officeooo:paragraph-rsid="000e48e1"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0fb339" officeooo:paragraph-rsid="0020f8fa"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32855" officeooo:paragraph-rsid="0020f8fa"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07188f" officeooo:paragraph-rsid="0007188f"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1c50f1" officeooo:paragraph-rsid="0022b909"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243281" officeooo:paragraph-rsid="00243281"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261070" officeooo:paragraph-rsid="00261070" style:font-size-asian="10.5pt" style:font-weight-asian="normal" style:font-size-complex="12pt" style:font-weight-complex="normal"/>
    </style:style>
    <style:style style:name="P34" style:family="paragraph" style:parent-style-name="Heading_20_1">
      <style:text-properties officeooo:rsid="00261070" officeooo:paragraph-rsid="00261070"/>
    </style:style>
    <style:style style:name="T1" style:family="text">
      <style:text-properties officeooo:rsid="000727a6"/>
    </style:style>
    <style:style style:name="T2" style:family="text">
      <style:text-properties officeooo:rsid="00077a69"/>
    </style:style>
    <style:style style:name="T3" style:family="text">
      <style:text-properties officeooo:rsid="0008ed6f"/>
    </style:style>
    <style:style style:name="T4" style:family="text">
      <style:text-properties officeooo:rsid="00091446"/>
    </style:style>
    <style:style style:name="T5" style:family="text">
      <style:text-properties officeooo:rsid="000984ee"/>
    </style:style>
    <style:style style:name="T6" style:family="text">
      <style:text-properties officeooo:rsid="000a19d5"/>
    </style:style>
    <style:style style:name="T7" style:family="text">
      <style:text-properties officeooo:rsid="000a5e8d"/>
    </style:style>
    <style:style style:name="T8" style:family="text">
      <style:text-properties officeooo:rsid="000b3771"/>
    </style:style>
    <style:style style:name="T9" style:family="text">
      <style:text-properties officeooo:rsid="000c368f"/>
    </style:style>
    <style:style style:name="T10" style:family="text">
      <style:text-properties officeooo:rsid="000ca088"/>
    </style:style>
    <style:style style:name="T11" style:family="text">
      <style:text-properties officeooo:rsid="000e48e1"/>
    </style:style>
    <style:style style:name="T12" style:family="text">
      <style:text-properties officeooo:rsid="000e8499"/>
    </style:style>
    <style:style style:name="T13" style:family="text">
      <style:text-properties officeooo:rsid="000fb339"/>
    </style:style>
    <style:style style:name="T14" style:family="text">
      <style:text-properties officeooo:rsid="00132855"/>
    </style:style>
    <style:style style:name="T15" style:family="text">
      <style:text-properties officeooo:rsid="0013abe8"/>
    </style:style>
    <style:style style:name="T16" style:family="text">
      <style:text-properties officeooo:rsid="0015470d"/>
    </style:style>
    <style:style style:name="T17" style:family="text">
      <style:text-properties officeooo:rsid="0019b2d1"/>
    </style:style>
    <style:style style:name="T18" style:family="text">
      <style:text-properties officeooo:rsid="001b8481"/>
    </style:style>
    <style:style style:name="T19" style:family="text">
      <style:text-properties officeooo:rsid="001e1efe"/>
    </style:style>
    <style:style style:name="T20" style:family="text">
      <style:text-properties officeooo:rsid="0018052d"/>
    </style:style>
    <style:style style:name="T21" style:family="text">
      <style:text-properties officeooo:rsid="00197327"/>
    </style:style>
    <style:style style:name="T22" style:family="text">
      <style:text-properties officeooo:rsid="00198637"/>
    </style:style>
    <style:style style:name="T23" style:family="text">
      <style:text-properties officeooo:rsid="001f5f09"/>
    </style:style>
    <style:style style:name="T24" style:family="text">
      <style:text-properties officeooo:rsid="0020f8fa"/>
    </style:style>
    <style:style style:name="T25" style:family="text">
      <style:text-properties style:text-underline-style="none" officeooo:rsid="000a19d5"/>
    </style:style>
    <style:style style:name="T26" style:family="text">
      <style:text-properties officeooo:rsid="0022b909"/>
    </style:style>
    <style:style style:name="T27" style:family="text">
      <style:text-properties officeooo:rsid="00261070"/>
    </style:style>
    <style:style style:name="T28" style:family="text">
      <style:text-properties officeooo:rsid="0026781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Нейрополитика</text:p>
      <text:h text:style-name="P34" text:outline-level="1">Обновление конституции</text:h>
      <text:p text:style-name="P1">Мы узнали как работает мозг. И что из этого следует? Какие выводы мы можем сделать, чтобы улучить нашу жизнь на основе этого знания?</text:p>
      <text:p text:style-name="P1"/>
      <text:p text:style-name="P1">Мы живём в очень агрессивной среде. Наша культура полна противоречий, как в умственном, так и в материальном плане. Алкоголь, табак, наркотики, порнография, <text:span text:style-name="T1">голливудские </text:span>фильмы, дезинформация, СМИ, искусственное освещение и ритм жизни 5/8 — всё это всё это разрушает нашу психику. Если мы хотим действительно развивать свои умственные способности, то нам необходимо полностью устранить действие этих факторов на нашу жизнь.</text:p>
      <text:p text:style-name="P1"/>
      <text:p text:style-name="P1">Проблема в том, что не принятие данных мер на государственном уровне неизбежно будет вести к «культурному» распространению этих средств. Поэтому это должно стать частью нашей конституции — <text:span text:style-name="T1">лучше всего посвятить этому отдельный раздел под заглавием «Нейрополитика национальной безопасности» или «Основы национальной безопасности», потому как здоровая психика это единственный способ обеспечения условий устойчивого развития общества без конфликтов. Как бы выглядели поправки к Конституции, если бы мы задались написать такое дополнение к ней?</text:span></text:p>
      <text:p text:style-name="P1"/>
      <text:list xml:id="list179870940" text:style-name="L1">
        <text:list-item>
          <text:p text:style-name="P13">Человеческое сознание признаётся высшей ценностью человека <text:span text:style-name="T7">и гражданина</text:span> в человеческом обществе и в Российской Федерации, как части общества народов стран планеты Земля.</text:p>
          <text:p text:style-name="P13"/>
        </text:list-item>
        <text:list-item>
          <text:p text:style-name="P13">Защита и устойчивое развитие человеческого сознания каждого гражданина Российской Федерации признаётся высшим приоритетом.</text:p>
          <text:p text:style-name="P13"/>
        </text:list-item>
        <text:list-item>
          <text:p text:style-name="P14">Человеческое сознание основывается на 10 нравственных принципах:</text:p>
          <text:p text:style-name="P14"/>
          <text:list>
            <text:list-item>
              <text:p text:style-name="P15">Запрет на причинение вреда <text:span text:style-name="T2">в любой форме.</text:span></text:p>
              <text:p text:style-name="P15"/>
              <text:p text:style-name="P16">Запрет на <text:span text:style-name="T26">причинение</text:span> вреда предполагает полный отказ от возможности причинения вреда другим людям, животным, деревьям и другим живым существам в форме убийства, а также <text:span text:style-name="T26">причинения</text:span> боли как моральной, так и эмоциональной, и физической.</text:p>
              <text:p text:style-name="P15"/>
            </text:list-item>
            <text:list-item>
              <text:p text:style-name="P15">Запрет на присвоение чужой собственности.</text:p>
              <text:p text:style-name="P16"/>
              <text:p text:style-name="P16">Запрет на присвоение чужой собственности предполагает полный отказ от попыток присвоить не принадлежащие себе материальные, культурные <text:span text:style-name="T3">и природные </text:span>ценности, <text:span text:style-name="T3">в том числе не принадлежащих себе территорий, живых существ и информации.</text:span></text:p>
              <text:p text:style-name="P15"/>
            </text:list-item>
            <text:list-item>
              <text:p text:style-name="P15">Запрет на <text:span text:style-name="T2">распространение лжи.</text:span></text:p>
              <text:p text:style-name="P15"/>
              <text:p text:style-name="P16">Запрет на распространение лжи предполагает полный отказ от возможности распространения лжи и не <text:span text:style-name="T26">соответствующей</text:span> действительности информации, <text:span text:style-name="T8">подтасовки фактов,</text:span> фальсификации <text:span text:style-name="T8">и </text:span>искажения информации.</text:p>
            </text:list-item>
            <text:list-item>
              <text:p text:style-name="P16"><text:soft-page-break/>Запрет на расточительство.</text:p>
              <text:p text:style-name="P16"/>
              <text:p text:style-name="P16">Запрет на расточительство предполагает полный отказ от возможности не разумного внепланового расхода материальных, культурных <text:span text:style-name="T3">и природных </text:span>ценностей, <text:span text:style-name="T3">в том числе возобновляемых и не возобновляемых ресурсов энергии, экологии и биоразнообразия, а также ресурса человеческого внимания и времени.</text:span></text:p>
              <text:p text:style-name="P16"/>
            </text:list-item>
            <text:list-item>
              <text:p text:style-name="P16">Запрет на стяжательство.</text:p>
              <text:p text:style-name="P16"/>
              <text:p text:style-name="P17">Запрет на стяжательство предполагает полный отказ от возможности не разумного внепланового приобретения <text:span text:style-name="T2">материальных, культурных </text:span>и природных <text:span text:style-name="T2">ценностей, </text:span>в том числе возобновляемых и не возобновляемых ресурсов энергии, экологии и биоразнообразия, а также ресурса человеческого внимания и времени.</text:p>
              <text:p text:style-name="P16"/>
            </text:list-item>
            <text:list-item>
              <text:p text:style-name="P16">Указ на чистоту.</text:p>
              <text:p text:style-name="P18"/>
              <text:p text:style-name="P18">Указ на чистоту предполагает соблюдение чистоты<text:span text:style-name="T23"> </text:span>в материальном — чистота тела и<text:span text:style-name="T23"> </text:span>окружающей среды, в эмоциональном — чистота эмоций, предполагающая эмоциональную уравновешенность и спокойствие, и в духовном плане — чистота <text:span text:style-name="T24">образа мыслей и </text:span>речи, <text:span text:style-name="T24">и в поведении</text:span>.</text:p>
              <text:p text:style-name="P16"/>
            </text:list-item>
            <text:list-item>
              <text:p text:style-name="P16">Указ на удовлетворённость.</text:p>
              <text:p text:style-name="P19"/>
              <text:p text:style-name="P19">Указ на удовлетворённость предполагает удовлетворение всех <text:span text:style-name="T9">естественных</text:span> потребностей человека — потребности в воде и еде, потребности в безопасности и <text:span text:style-name="T17">жилье</text:span>, потребности в образовании <text:span text:style-name="T7">и информации</text:span>, потребности в труде и общении, потребности в продолжении рода и<text:span text:style-name="T9"> </text:span>творчестве.</text:p>
              <text:p text:style-name="P16"/>
            </text:list-item>
            <text:list-item>
              <text:p text:style-name="P16">Указ на <text:span text:style-name="T4">целеустремлённость</text:span>.</text:p>
              <text:p text:style-name="P16"/>
              <text:p text:style-name="P19">Указ на целеустремлённость предполагает стремление к общечеловеческой цели — улучшении и совершенствовании жизни. Это предполагает возможность улучшения качества в любой сфере, которой касается конкретный человек в своей жизни, и возможность применения его решения для жизни всей страны и всего человеческого общества, <text:span text:style-name="T12">всей жизни планеты Земля.</text:span></text:p>
              <text:p text:style-name="P16"/>
            </text:list-item>
            <text:list-item>
              <text:p text:style-name="P16">Указ на <text:span text:style-name="T4">внимательность</text:span>.</text:p>
              <text:p text:style-name="P19"/>
              <text:p text:style-name="P19">Указ на <text:span text:style-name="T5">внимательность</text:span> предполагает необходимость всегда быть <text:span text:style-name="T5">при ясном уме и светлой памяти. Это предполагает необходимость соблюдения естественной ритмики конкретного человеческого организма и психики, их необходимого отдыха и соразмерной нагрузки с целью достижения их оптимального состояния — бодрости и внимательности, для устранения возможных ошибок связанных с невнимательностью и усталостью, и улучшения качества жизни человека.</text:span></text:p>
              <text:p text:style-name="P16"/>
            </text:list-item>
            <text:list-item>
              <text:p text:style-name="P16">Указ на веру Богу.</text:p>
              <text:p text:style-name="P16"/>
              <text:p text:style-name="P20">Указ на веру Богу предполагает веру и службу высшей идее <text:span text:style-name="T7">Бога </text:span>— единению, <text:span text:style-name="T6">интеллектуальному, </text:span>нравственному и физическому развитию человека и человечества на планете Земля, <text:span text:style-name="T6">созданию более здоровых, более умных, более сильных, более нравственных и более </text:span><text:span text:style-name="T25">совершенных</text:span><text:span text:style-name="T6"> детей </text:span>— <text:span text:style-name="T6">в этом состоит высший смысл и высшая цель.</text:span></text:p>
              <text:p text:style-name="P20"><text:soft-page-break/></text:p>
            </text:list-item>
          </text:list>
        </text:list-item>
        <text:list-item>
          <text:p text:style-name="P21">Развитие человеческого сознания предполагает освоение, обучение, углубленное понимание и применение в жизни указанных 10 нравственных принципов для каждого человека и гражданина Российской Федерации, вне зависимости от рассового и национального, и культурного признаков, как достоянию всего человечества.</text:p>
          <text:p text:style-name="P23"/>
        </text:list-item>
        <text:list-item>
          <text:p text:style-name="P21">Следствия:</text:p>
          <text:p text:style-name="P23"/>
          <text:list>
            <text:list-item>
              <text:p text:style-name="P25">Из данных принципов вытекает запрет на производство и распространение алкогольной и табачной продукции, наркотиков и всевозможных ядов вызывающих повреждение организма человека как противоречащие 1-му принципу (запрет на причинение вреда).</text:p>
              <text:p text:style-name="P22"/>
            </text:list-item>
            <text:list-item>
              <text:p text:style-name="P25">Из данных принципов вытекает запрет на производство и распространение дезинформации через средства массовой информации, телевидение, радио, художественные средства выражения и печатную продукцию как противоречащие 3-му принципу (запрет на распространение лжи).</text:p>
              <text:p text:style-name="P22"/>
            </text:list-item>
            <text:list-item>
              <text:p text:style-name="P25">Из данных принципов вытекает запрет на производство и распротранение порнографии, голливудских и иных фильмов, мультфильмов и компьютерных игр, а также аудиопродукции, противоречащих основам нравственности как противоположение принципам 1, 3, 4, 6.</text:p>
              <text:p text:style-name="P22"/>
            </text:list-item>
            <text:list-item>
              <text:p text:style-name="P24">Из данных принципов вытекает ограничение на применение искусственных источников освещения <text:span text:style-name="T10">в ночное время</text:span>, а также переход от ритма 5/8 и иных не подходящих <text:span text:style-name="T10">ритмов к ритмам подходящим для полноценного удовлетворения всех естественных потребностей человека, как следствие 7-го и 9-го принципов.</text:span></text:p>
            </text:list-item>
          </text:list>
          <text:p text:style-name="P23"/>
        </text:list-item>
        <text:list-item>
          <text:p text:style-name="P26">Иные следствия вытекающие из данных принципов должны фиксироваться специальным <text:span text:style-name="T18">органом</text:span> <text:span text:style-name="T18">Высшим Советом</text:span>, выполняющего функцию наблюдения, прогноза и управления за развитием человеческого сознания граждан Российской Федерации и граждан <text:span text:style-name="T11">других</text:span> стран-<text:span text:style-name="T11">участников</text:span>, согласившихся на участие в международной программе развития человеческого сознания.</text:p>
          <text:p text:style-name="P26"/>
        </text:list-item>
        <text:list-item>
          <text:p text:style-name="P27">Развитие человеческого сознания и 10 нравственных принципов предполагает создание устойчивой нравственной основы человеческого общества, установление человечности как основы национальной безопасности России и других стран </text:p>
          <text:p text:style-name="P27">для устойчивого развития всех народов планет<text:span text:style-name="T12">ы</text:span> Земля <text:span text:style-name="T12">и жизни в целом</text:span>.</text:p>
        </text:list-item>
      </text:list>
      <text:p text:style-name="P4"><text:s text:c="76"/>---</text:p>
      <text:p text:style-name="P3">Все 10 нравственных правил согласуются с общей христианской моралью, буддийскими принципами сострадания и срединного пути, с пониманием Корана и другими религиозно-нравственными учениями, не противоречащими правилам <text:span text:style-name="T26">естественной</text:span> человеческой жизни. </text:p>
      <text:p text:style-name="P3"/>
      <text:p text:style-name="P3">Если <text:span text:style-name="T26">вспомнить</text:span>, что человеческое сознание базируется на работе коры больших полушарий головного мозга, то можно увидеть что каждое из правил утверждает укрепление и развитие этой <text:span text:style-name="T13">структуры </text:span>мозга <text:span text:style-name="T13">и следовательно самого человеческого сознания как функции коры больших полушарий</text:span>. </text:p>
      <text:p text:style-name="P2"/>
      <text:p text:style-name="P3">Первые <text:span text:style-name="T13">3</text:span> правила останавливают процесс разрушения со внешних источников, тогда как <text:span text:style-name="T13">следующие 2 рационализируют распределение ресурса как внутри так и во вне системы, остальные 5 правил дают вектор на самоочищение и саморазвитие, вплоть до реализации высшей цели — создания сплочённого общества на основе единой нравственной основы — </text:span><text:soft-page-break/><text:span text:style-name="T13">человечности, идеи Бога и понимания общей цели — единения всех народов в многонациональную человеческую семью ради создания более совершенных детей. </text:span></text:p>
      <text:p text:style-name="P3"/>
      <text:p text:style-name="P28">Эти правила очень простые и их легко запомнить по количеству пальцев на руках:</text:p>
      <text:p text:style-name="P5"/>
      <text:p text:style-name="P5"><text:span text:style-name="T15">1. </text:span>Не вреди <text:s text:c="95"/><text:span text:style-name="T15">6. </text:span>Соблюдай чистоту</text:p>
      <text:p text:style-name="P5"/>
      <text:p text:style-name="P5"><text:span text:style-name="T15">2. </text:span>Не лги <text:s text:c="99"/><text:span text:style-name="T15">7. Б</text:span>удь удовлетворён</text:p>
      <text:p text:style-name="P5"/>
      <text:p text:style-name="P5"><text:span text:style-name="T15">3. </text:span>Не воруй <text:s text:c="93"/><text:span text:style-name="T15">8. </text:span>Будь целеустремлён</text:p>
      <text:p text:style-name="P5"/>
      <text:p text:style-name="P5"><text:span text:style-name="T15">4. </text:span>Не стяжательствуй <text:s text:c="82"/><text:span text:style-name="T15">9. </text:span>Будь внимателен</text:p>
      <text:p text:style-name="P5"/>
      <text:p text:style-name="P5"><text:span text:style-name="T15">6. </text:span>Не расточительствуй <text:s text:c="88"/><text:span text:style-name="T15">10. </text:span>Верь Богу</text:p>
      <text:p text:style-name="P5"/>
      <text:p text:style-name="P7">В тоже время идея Бога нуждается в пояснении. Как объяснить человеку, что Вселенная устроена по разумному принципу. Это действительно сложная задача. На это должно отводиться отдельное время в образовательном процессе. Эксперименты не подтверждают возможность самопроизвольного зарождения жизни и появление сложных органических структур таких как ДНК из простых атомов и молекул, распространённых в Космосе. На текущий момент мы знаем, что вероятность самозарождения жизни ничтожно мала, <text:span text:style-name="T14">но </text:span>даже при тех гигантских масштабах, которым располагает наша планета Земля, <text:span text:style-name="T14">жизнь не мола возникнуть на основе только случайного перебора различных вариантов комбинаций атомов, молекул и физических условий</text:span>. Наличие Высшего Разума или Бога может объяснить такое противоре<text:span text:style-name="T14">чие — возникновение жизни как результат направленного действия разума иного порядка, располагающего средствами воздействия на ход физических процессов согласно разумному замыслу, в частности — воздействия на гравитационное и электромагнитное поле — повышающее вероятность комбинирования нужных молекул и атомов в жизненные структуры и в конечном итоге привёдшие к созданию и эволюции жизни на Земле. </text:span></text:p>
      <text:p text:style-name="P7"/>
      <text:p text:style-name="P29">Иными словами Бог есть создатель и творец жизни на Земле и в Космосе, и всё развивается согласно его плану, который мы можем понять лишь отчасти как ход эволюции жизни на Земле — нашей планете.</text:p>
      <text:p text:style-name="P6"/>
      <text:p text:style-name="P8">Куда движется наша эволюция? Она направлена на совершенствование разума, улучшение, и развитие человеческого мозга как органа мысли, совершенствование человеческого тела как носителя человеческого разума. В тоже время она направлена на экспансию жизни в космическое пространство как в новую среду для освоения новых земель, можеть быть для заселения новых планет и других звёздных систем с целью распространения человечества по нашей галактике и может быть по всей Вселенной. И если таков <text:span text:style-name="T16">наш</text:span> план и замысел нашей жизни, то мы неизбежно должны полностью принять его как <text:span text:style-name="T16">основу для наших действий. Мы должны выбросить из жизни всё, что входит в противоречие с этим планом и направить все ресурсы (человеческие, интеллектуальные, нравственные, технические и энергетические) на его исполнение. В конечном счёте это приведёт нас к тому, что на Земле установится мир и человечность, появятся более совершенные дети с более совершенным сознанием, восстановится экология нашей планеты, будут созданы более совершенные технические средства для поддержания устойчивого развития жизни на Земле и в конечном итоге для создания благоприятных условий жизни и заселения других планет на основе более развитой космической технологии.</text:span></text:p>
      <text:p text:style-name="P8"/>
      <text:h text:style-name="Heading_20_1" text:outline-level="1"><text:soft-page-break/>Мир без денег</text:h>
      <text:p text:style-name="P9"/>
      <text:p text:style-name="P9">Почему деньги и рыночная экономика не могут быть приемлемы с точки зрения нейрополитики и принципов нравственного развития общества?</text:p>
      <text:p text:style-name="P9"/>
      <text:p text:style-name="P9">С точки зрения нейрополитики деньги являются вторым сигналом, который связывается с системой поощрения мозга находящимся в подсознании. Тот кто управляет денежным потоком в некотором смысле получает контроль над человеческим подсознанием и как следствие человеческим ресурсом — его <text:span text:style-name="T26">энергией</text:span>, его вниманием и его временем, что по-сути является завуалированным рабством, противоречащим принципу не стяжания 10 нравственных правил человеческого сознания. </text:p>
      <text:p text:style-name="P9"/>
      <text:p text:style-name="P9">Конечно не все согласятся, что такой вид контроля со стороны работодателя можно назвать рабством, потому как контроль по прежнему остаётся за сознанием конкретного человека, и является его осознанным выбором, по крайней мере должен являться. Но так происходит не всегда в силу других условий, которые нивелируют действие такого выбора. <text:span text:style-name="T20">Общекультурная среда, в которой мы находимся предполагает к примеру нормальное отношение к алкоголю как одному из средств снятия стресса, наряду с проведением времени у телеэкранов и в кино, прослушиванием музыки, употреблением сладкого и тому подобное, что формирует в целом гедонический тип личности, ориентированный на получение сиюминутных удовольствий, что и является основной причиной, определяющей наш выбор до того, как он будет сделан. Мы скорее согласимся на высокую зарплату и не благодарную работу, нежели чем будем прозябать в безденежьи. Но в тоже время, даже если мы согласимся выполнять менее высокооплачиваемую работу, мы будем вынуждены принять множество других умолчаний,</text:span></text:p>
      <text:p text:style-name="P10">которые не будут способствовать развитию нашего собственного сознания и способностей.</text:p>
      <text:p text:style-name="P10">К примеру это могут быть неблагоприятные условия труда, наличие курящих в коллективе, обязательное участие в корпоративных праздники с выпивкой или необходимость постоянно пребывать на рабочем месте в режиме 5/8.</text:p>
      <text:p text:style-name="P10"/>
      <text:p text:style-name="P10">В мире без денег такие вещи перестают быть возможными в принципе. Мир без денег строиться на основе естественных чело<text:span text:style-name="T26">ве</text:span>ческих потребностей в воде и еде, безопасности и жилье, образовании и информации, труде и общении, продолжении рода и творчестве. <text:span text:style-name="T21">Точнее можно назвать этот мир — миром нейрополитики, так как сама политика как человеческий род деятельности происходящий из множественности интересов связывается с потребностями каждого отдельного человека и общества в целом исходя из понимания принципов организации нервной системы и заложенных в неё нейронных программ — человеческих инстинктов и человеческой культуры, обеспечивающих удовлетворение этих потребностей.</text:span></text:p>
      <text:p text:style-name="P10"/>
      <text:p text:style-name="P11">В целом нейрополитика напоминает ресурсоориентированную экономику Жака Фреск<text:span text:style-name="T26">о</text:span> с точки зрения ориентированности на удовлетворение базовых потребностей жизни людей, но она не объявляет ресурсы планеты Земля <text:span text:style-name="T26">общечеловеческим</text:span> достоянием и вытекающей из неё <text:span text:style-name="T26">экспроприацией (принудительным захватом)</text:span> нерационально распределённых средств отдельным управляющим структурам. </text:p>
      <text:p text:style-name="P11"/>
      <text:p text:style-name="P11">Нейрополитика в первую очередь утверждает основную ценность человеческого сознания и его развития как мыслящей <text:span text:style-name="T22">и культурной </text:span>единицы человеческого общества. <text:span text:style-name="T22">Процесс развития человеческого сознания требует индивидуального подхода и для этого должен быть создан специальный светский орган — Высший Совет, который должен включать в себя наиболее интеллектуально-нравственно развитых людей, доказавшим своё высокое развитие </text:span><text:soft-page-break/><text:span text:style-name="T22">высокими морально-нравственными поступками, героизмом и трудовым подвигом — заслуженные учителя, рабочие, войны, спасатели, врачи, полицейские, учёные, изобретатели </text:span></text:p>
      <text:p text:style-name="P12">— все те, без которых нельзя представить полноценную человеческую жизнь в человеческом обществе. <text:s/>Эти люди могут дать нам лучшее понимание того, каким образом мы можем изменить наше общество для достижения общих человеческих целей и более высокого уровня развития человеческого сознания, нравственности и человечности.</text:p>
      <text:p text:style-name="P11"/>
      <text:p text:style-name="P31">Работающие в данном органе люди должны быть обеспечены наиболее актуальной информацией о текущем состоянии жизни общества и его потребностях — <text:span text:style-name="T26">научные институты занимающиеся вопросами человеческой психологии, программисты, статистики, журналисты и представители всех отраслей человеческих видов деятельности</text:span>. </text:p>
      <text:p text:style-name="P31"/>
      <text:p text:style-name="P31">Главной задачей этого органа должна стать задача согласования действий <text:span text:style-name="T19">людей направленная в целом на достижение цели устойчивого развития человеческого сознания и жизни общества в целом. </text:span></text:p>
      <text:p text:style-name="P31"/>
      <text:p text:style-name="P31"><text:span text:style-name="T19">Вторая задача этого органа может состоять в проведении совета по просьбе Главнокомандующего страны, а также проведение индивидуальных и просветительских бесед и встреч с отдельными людьми в том числе и по инициативе самого органа Высшего Совета.</text:span></text:p>
      <text:p text:style-name="P31"/>
      <text:p text:style-name="P32">Мир без денег возможен — в техническом плане его может заменить трансакционная социальная экономика, предполагающая учёт ценности жизни каждого человека и заботу о потребностях каждого. Человек сам по себе не ленив — только неблагоприятные жизненные условия делают его таким. Разрушение высших отделов коры головного мозга, отвечающие за высшие творческие функции, превращают жизнь человека в рутину. Поэтому он не реализует себя как творческую, разумную единицу в жизни общества. Бережное отношение к человеческому сознанию и мозгу способно сохранить тот творческий импульс, который присущ человеку в его детстве и молодости. Мозг не стареет, если с ним правильно обращаться — это нейрофизиологический факт.</text:p>
      <text:p text:style-name="P32"/>
      <text:p text:style-name="P32">Трансакционная социальная экономика предполагает объединение всех производств в вычислительные сети и создание общего программного обеспечения, учитывающее иерархию процессов, а также жизненные потребности каждого человека для создания той или иной материальной ценности.</text:p>
      <text:p text:style-name="P32"/>
      <text:p text:style-name="P32">К примеру, всем известно что человек нуждается в одежде. На текущий момент в нашей стране практически у каждого человека есть компьютер и практически все мы подключены к программе Госуслуг. Так о каждом из нас есть информация на государственном уровне — семейный статус, наличие детей и так далее. Известно также что для жизни нам нужно совсем немного с точки зрения естественных потребностей. Каждый человек подключенный к программе Госуслуг, включая его детей, может быть учтён при <text:span text:style-name="T27">расчёте</text:span> производства таких материальных ценностей как одежда, предметы быта, строительные материалы и тп., вплоть до обеспечения информационной потребности в книгах <text:span text:style-name="T27">и вычислительной техники</text:span> и тд..<text:line-break/><text:line-break/><text:span text:style-name="T27">Чем отличается жизнь «богатого» человека от жизни человека «бедного» с точки зрения нейрофизиологии? Количеством впечатлений или уровнем потребления? Да, может быть «богатые» люди имеют больше возможностей и более полноценно реализуют свои жизненные программы, но в целом наличие собственной яхты или собственного небоскрёба — не делает жизнь лучше. Стяжательство — это ошибка, потому как множество людей могут имеет более полноценную жизнь без потери для того, кто вместо этого выбирает нарратив личной выгоды.</text:span></text:p>
      <text:p text:style-name="P33"><text:soft-page-break/>Если взять весы и измерить вес картины с Мадонной и ребёнком, <text:span text:style-name="T28">и сравнить его с весом купюры с </text:span>изображением <text:span text:style-name="T28">Бенджамина </text:span>Франклина — что перевесит? Ответ очевиден. Красота, любовь и общее счастье всегда ценились народом выше, чем материальные вещи <text:span text:style-name="T28">и деньги</text:span>. Мы все должны понять это, чтобы двигаться дальш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07T15:20:51.204667509</meta:creation-date>
    <dc:date>2021-06-20T15:00:00.508983766</dc:date>
    <meta:editing-duration>PT1H24M23S</meta:editing-duration>
    <meta:editing-cycles>15</meta:editing-cycles>
    <meta:generator>LibreOffice/6.0.7.3$Linux_X86_64 LibreOffice_project/00m0$Build-3</meta:generator>
    <meta:document-statistic meta:table-count="0" meta:image-count="0" meta:object-count="0" meta:page-count="7" meta:paragraph-count="67" meta:word-count="2322" meta:character-count="18092" meta:non-whitespace-character-count="15282"/>
  </office:meta>
</office:document-meta>
</file>